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912cm" fo:margin-left="0cm" table:align="left"/>
    </style:style>
    <style:style style:name="Таблица1.A" style:family="table-column">
      <style:table-column-properties style:column-width="1.803cm"/>
    </style:style>
    <style:style style:name="Таблица1.B" style:family="table-column">
      <style:table-column-properties style:column-width="16.11cm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0f47c3" officeooo:paragraph-rsid="000f47c3"/>
    </style:style>
    <style:style style:name="P2" style:family="paragraph" style:parent-style-name="Text_20_body">
      <style:text-properties officeooo:rsid="000f47c3" officeooo:paragraph-rsid="000f47c3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able_20_Contents">
      <style:text-properties officeooo:rsid="000f47c3" officeooo:paragraph-rsid="00109d6f"/>
    </style:style>
    <style:style style:name="P5" style:family="paragraph" style:parent-style-name="Table_20_Contents">
      <style:text-properties officeooo:rsid="00109d6f" officeooo:paragraph-rsid="00109d6f"/>
    </style:style>
    <style:style style:name="P6" style:family="paragraph" style:parent-style-name="Text_20_body">
      <style:text-properties officeooo:rsid="000f47c3" officeooo:paragraph-rsid="000f47c3"/>
    </style:style>
    <style:style style:name="P7" style:family="paragraph" style:parent-style-name="Text_20_body">
      <style:text-properties officeooo:paragraph-rsid="000f47c3"/>
    </style:style>
    <style:style style:name="P8" style:family="paragraph" style:parent-style-name="Text_20_body">
      <style:text-properties officeooo:rsid="00109d6f" officeooo:paragraph-rsid="00109d6f"/>
    </style:style>
    <style:style style:name="P9" style:family="paragraph" style:parent-style-name="Text_20_body" style:list-style-name="L1">
      <style:text-properties officeooo:paragraph-rsid="00109d6f"/>
    </style:style>
    <style:style style:name="T1" style:family="text">
      <style:text-properties fo:language="en" fo:country="US"/>
    </style:style>
    <style:style style:name="T2" style:family="text">
      <style:text-properties officeooo:rsid="00109d6f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09d6f"/>
    </style:style>
    <style:style style:name="T5" style:family="text">
      <style:text-properties officeooo:rsid="000f47c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Задание</text:h>
      <text:h text:style-name="Heading_20_2" text:outline-level="2">Тема проекта</text:h>
      <text:p text:style-name="P2">Сайт для общения</text:p>
      <text:h text:style-name="Heading_20_2" text:outline-level="2">Авторы и руководитель проекта</text:h>
      <text:p text:style-name="P2">Авторы — Безбородов Руслан, Заболуев Кирилл, Данилов Андрей</text:p>
      <text:p text:style-name="P2">Руководитель — Кормановский Михаил</text:p>
      <text:h text:style-name="Heading_20_2" text:outline-level="2">Задача</text:h>
      <text:p text:style-name="P7"><text:span text:style-name="T5">Создать сайт для общения людей</text:span></text:p>
      <text:h text:style-name="Heading_20_2" text:outline-level="2">Указания к использованию</text:h>
      <text:p text:style-name="P8">Запуск сервера:</text:p>
      <text:p text:style-name="P2"><text:tab/>Для запуска программы необходимо выполнить скрипт <text:span text:style-name="T1">main.py</text:span></text:p>
      <text:p text:style-name="P8">Использование:</text:p>
      <text:p text:style-name="P8"><text:tab/>Пользователь должен перейти на <text:span text:style-name="T1">url, </text:span><text:span text:style-name="T3">предоставленному разработчиками и прочитать инструкцию по использованию</text:span></text:p>
      <text:h text:style-name="Heading_20_2" text:outline-level="2">Функционал программы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№</text:p>
          </table:table-cell>
          <table:table-cell table:style-name="Таблица1.A1" office:value-type="string">
            <text:p text:style-name="P1">Название</text:p>
          </table:table-cell>
        </table:table-row>
        <table:table-row>
          <table:table-cell table:style-name="Таблица1.A1" office:value-type="string">
            <text:p text:style-name="P1">1</text:p>
          </table:table-cell>
          <table:table-cell table:style-name="Таблица1.A1" office:value-type="string">
            <text:p text:style-name="P1">Авторизация/создание аккаунта</text:p>
          </table:table-cell>
        </table:table-row>
        <table:table-row>
          <table:table-cell table:style-name="Таблица1.A1" office:value-type="string">
            <text:p text:style-name="P1">2</text:p>
          </table:table-cell>
          <table:table-cell table:style-name="Таблица1.A1" office:value-type="string">
            <text:p text:style-name="P1">Возможность писать <text:span text:style-name="T2">текстовые</text:span> <text:span text:style-name="T2">сообщения</text:span></text:p>
          </table:table-cell>
        </table:table-row>
        <table:table-row>
          <table:table-cell table:style-name="Таблица1.A1" office:value-type="string">
            <text:p text:style-name="P1">3</text:p>
          </table:table-cell>
          <table:table-cell table:style-name="Таблица1.A1" office:value-type="string">
            <text:p text:style-name="P4"><text:span text:style-name="T2">Возможность использования определенных разработчиками функций, организованных в виде веток и субветок</text:span></text:p>
          </table:table-cell>
        </table:table-row>
        <table:table-row>
          <table:table-cell table:style-name="Таблица1.A1" office:value-type="string">
            <text:p text:style-name="P1">4</text:p>
          </table:table-cell>
          <table:table-cell table:style-name="Таблица1.A1" office:value-type="string">
            <text:p text:style-name="P5">Предусмотрено наличие как минимум следующих веток:</text:p>
            <text:list text:style-name="L1">
              <text:list-item>
                <text:p text:style-name="P9">/anon - в данном чате люди общаются анонимно друг с другом. В этом чате можно придумать себе любой ник.</text:p>
              </text:list-item>
              <text:list-item>
                <text:p text:style-name="P9"><text:span text:style-name="T4">/auth - в данном чате люди общаются под своими зарегистрированными аккаунтами.</text:span></text:p>
              </text:list-item>
              <text:list-item>
                <text:p text:style-name="P9"><text:span text:style-name="T4">/*/rand - в данном чате вам выбирается случайный собеседник, с которым вы будете общаться на протяжении времени.</text:span>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4T20:03:49.403000000</dc:date>
    <meta:editing-duration>PT1H59M15S</meta:editing-duration>
    <meta:editing-cycles>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7" meta:word-count="132" meta:character-count="959" meta:non-whitespace-character-count="853"/>
  </office:meta>
</office:document-meta>
</file>